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bd98f" officeooo:paragraph-rsid="001bd98f"/>
    </style:style>
    <style:style style:name="P2" style:family="paragraph" style:parent-style-name="Standard">
      <style:text-properties officeooo:rsid="001bd98f" officeooo:paragraph-rsid="001bd98f"/>
    </style:style>
    <style:style style:name="P3" style:family="paragraph" style:parent-style-name="Standard">
      <style:text-properties style:font-name="Century Schoolbook L" fo:font-size="14pt" officeooo:rsid="001bd98f" officeooo:paragraph-rsid="001e7034" style:font-size-asian="14pt" style:font-size-complex="14pt"/>
    </style:style>
    <style:style style:name="P4" style:family="paragraph" style:parent-style-name="Standard">
      <style:text-properties officeooo:rsid="001e7034" officeooo:paragraph-rsid="001e7034"/>
    </style:style>
    <style:style style:name="P5" style:family="paragraph" style:parent-style-name="Standard">
      <style:paragraph-properties fo:text-align="center" style:justify-single-word="false"/>
      <style:text-properties style:font-name="URW Chancery L" fo:font-size="22pt" officeooo:rsid="0020000a" officeooo:paragraph-rsid="0020000a" style:font-size-asian="22pt" style:font-size-complex="22pt"/>
    </style:style>
    <style:style style:name="P6" style:family="paragraph" style:parent-style-name="Standard">
      <style:text-properties officeooo:rsid="001bd98f" officeooo:paragraph-rsid="001bd98f"/>
    </style:style>
    <style:style style:name="P7" style:family="paragraph" style:parent-style-name="Standard">
      <style:text-properties officeooo:rsid="001e7034" officeooo:paragraph-rsid="001e7034"/>
    </style:style>
    <style:style style:name="P8" style:family="paragraph" style:parent-style-name="Standard">
      <style:text-properties officeooo:rsid="001e7034" officeooo:paragraph-rsid="0025d1ce"/>
    </style:style>
    <style:style style:name="P9" style:family="paragraph" style:parent-style-name="Standard">
      <style:text-properties officeooo:rsid="001e7034" officeooo:paragraph-rsid="0039741f"/>
    </style:style>
    <style:style style:name="P10" style:family="paragraph" style:parent-style-name="Standard">
      <style:text-properties style:font-name="Century Schoolbook L" fo:font-size="14pt" officeooo:rsid="00216d41" officeooo:paragraph-rsid="00216d41" style:font-size-asian="14pt" style:font-size-complex="14pt"/>
    </style:style>
    <style:style style:name="P11" style:family="paragraph" style:parent-style-name="Standard">
      <style:text-properties officeooo:rsid="00228320" officeooo:paragraph-rsid="00228320"/>
    </style:style>
    <style:style style:name="P12" style:family="paragraph" style:parent-style-name="Standard" style:list-style-name="L1">
      <style:text-properties officeooo:rsid="00228320" officeooo:paragraph-rsid="00228320"/>
    </style:style>
    <style:style style:name="P13" style:family="paragraph" style:parent-style-name="Standard">
      <style:text-properties officeooo:rsid="002c2da0" officeooo:paragraph-rsid="001e7034"/>
    </style:style>
    <style:style style:name="P14" style:family="paragraph" style:parent-style-name="Standard">
      <style:text-properties officeooo:rsid="0032ead7" officeooo:paragraph-rsid="0032ead7"/>
    </style:style>
    <style:style style:name="P15" style:family="paragraph" style:parent-style-name="Standard">
      <style:text-properties officeooo:rsid="0032ead7" officeooo:paragraph-rsid="0036cd52"/>
    </style:style>
    <style:style style:name="T1" style:family="text">
      <style:text-properties officeooo:rsid="0020000a"/>
    </style:style>
    <style:style style:name="T2" style:family="text">
      <style:text-properties officeooo:rsid="00228320"/>
    </style:style>
    <style:style style:name="T3" style:family="text">
      <style:text-properties officeooo:rsid="0023bd91"/>
    </style:style>
    <style:style style:name="T4" style:family="text">
      <style:text-properties officeooo:rsid="0025d1ce"/>
    </style:style>
    <style:style style:name="T5" style:family="text">
      <style:text-properties officeooo:rsid="002af38c"/>
    </style:style>
    <style:style style:name="T6" style:family="text">
      <style:text-properties officeooo:rsid="002d7e69"/>
    </style:style>
    <style:style style:name="T7" style:family="text">
      <style:text-properties officeooo:rsid="002d80ba"/>
    </style:style>
    <style:style style:name="T8" style:family="text">
      <style:text-properties officeooo:rsid="0033c43c"/>
    </style:style>
    <style:style style:name="T9" style:family="text">
      <style:text-properties officeooo:rsid="0034d463"/>
    </style:style>
    <style:style style:name="T10" style:family="text">
      <style:text-properties officeooo:rsid="0037ff9b"/>
    </style:style>
    <style:style style:name="T11" style:family="text">
      <style:text-properties officeooo:rsid="0039741f"/>
    </style:style>
    <style:style style:name="T12" style:family="text">
      <style:text-properties officeooo:rsid="003b1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umpus</text:p>
      <text:p text:style-name="P2"/>
      <text:p text:style-name="P10">Specification</text:p>
      <text:p text:style-name="P2"/>
      <text:p text:style-name="P11">This practical involved creating the classic Hunt the Wumpus-style game conforming to the basic specifications provided and then using our creativity we should implement further extensions. Our extensions/specifications are as follows:</text:p>
      <text:p text:style-name="P11"/>
      <text:list xml:id="list7166524234854126563" text:style-name="L1">
        <text:list-item>
          <text:p text:style-name="P12">Graph implementation of the game board (not a torus)</text:p>
        </text:list-item>
        <text:list-item>
          <text:p text:style-name="P12">Treasure hunt race against another player over the network</text:p>
        </text:list-item>
        <text:list-item>
          <text:p text:style-name="P12">AI that can logically solve the game</text:p>
        </text:list-item>
      </text:list>
      <text:p text:style-name="P2"/>
      <text:p text:style-name="P3">Design</text:p>
      <text:p text:style-name="P13"/>
      <text:p text:style-name="P4">/* <text:span text:style-name="T6">I think we should mention:</text:span></text:p>
      <text:p text:style-name="P15"><text:tab/>kept a few basic specs to make game more playable/interesting (do not have to kill Wumpus/</text:p>
      <text:p text:style-name="P15"><text:tab/> <text:s text:c="7"/>no info on superbats)</text:p>
      <text:p text:style-name="P14"><text:tab/>Wumpus moves to any random location (not an adjacent one) to make it more interesting</text:p>
      <text:p text:style-name="P14"><text:tab/>IConstants to easily change settings</text:p>
      <text:p text:style-name="P14"><text:tab/><text:span text:style-name="T8">player only has set amount of arrows (can usually still win without arrows though)</text:span></text:p>
      <text:p text:style-name="P8"><text:tab/><text:span text:style-name="T4">graph implementation</text:span></text:p>
      <text:p text:style-name="P8"><text:tab/><text:span text:style-name="T9">how the player feedback works:</text:span></text:p>
      <text:p text:style-name="P8"><text:span text:style-name="T4"><text:tab/><text:tab/>- different playing modes (Network/classic local game)</text:span></text:p>
      <text:p text:style-name="P8"><text:tab/><text:tab/>- <text:span text:style-name="T4">AI</text:span></text:p>
      <text:p text:style-name="P8">*/</text:p>
      <text:p text:style-name="P8"/>
      <text:p text:style-name="P3">Testing</text:p>
      <text:p text:style-name="P4"/>
      <text:p text:style-name="P4">// <text:span text:style-name="T7">use screenshots of tests in img directory</text:span></text:p>
      <text:p text:style-name="P4">// <text:span text:style-name="T12">just add a shit load more for all possible shit</text:span></text:p>
      <text:p text:style-name="P4">// <text:span text:style-name="T3">maybe put Husseins pic in as well haha</text:span></text:p>
      <text:p text:style-name="P4"/>
      <text:p text:style-name="P3">Evaluation</text:p>
      <text:p text:style-name="P4"/>
      <text:p text:style-name="P4">// <text:span text:style-name="T2">we did all the shit</text:span></text:p>
      <text:p text:style-name="P4">// <text:span text:style-name="T2">we are the shit</text:span></text:p>
      <text:p text:style-name="P4">// <text:span text:style-name="T10">AI hugely depends on randomness/luck, just as it does when you play yourself</text:span></text:p>
      <text:p text:style-name="P9">// <text:span text:style-name="T11">but srsly, we are the shit</text:span></text:p>
      <text:p text:style-name="P4"/>
      <text:p text:style-name="P3">Conclusion</text:p>
      <text:p text:style-name="P4"/>
      <text:p text:style-name="P4">// <text:span text:style-name="T2">some bullshit</text:span></text:p>
      <text:p text:style-name="P4"/>
      <text:p text:style-name="P4">// <text:span text:style-name="T5">haha c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d98f" officeooo:paragraph-rsid="001bd98f"/>
    </style:style>
    <style:style style:name="MT1" style:family="text">
      <style:text-properties officeooo:rsid="002000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S100<text:span text:style-name="MT1">6</text:span> Practical <text:span text:style-name="MT1">4</text:span> <text:s text:c="9"/><text:span text:style-name="MT1">140016155 &amp;</text:span> 130002392 <text:s text:c="11"/>Tutor: <text:span text:style-name="MT1">Hussein Bakri</text:span> <text:s text:c="9"/><text:span text:style-name="MT1">21</text:span> <text:span text:style-name="MT1">April</text:span> 201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4:10:25.968546741</meta:creation-date>
    <dc:title>Practicals</dc:title>
    <meta:editing-duration>PT20M48S</meta:editing-duration>
    <meta:editing-cycles>27</meta:editing-cycles>
    <meta:generator>LibreOffice/4.2.5.2$Linux_X86_64 LibreOffice_project/420$Build-2</meta:generator>
    <meta:initial-creator>ps90 </meta:initial-creator>
    <dc:date>2015-04-21T04:32:47.539716091</dc:date>
    <dc:creator>ps90 </dc:creator>
    <meta:document-statistic meta:table-count="0" meta:image-count="0" meta:object-count="0" meta:page-count="1" meta:paragraph-count="31" meta:word-count="220" meta:character-count="1323" meta:non-whitespace-character-count="1089"/>
    <meta:template xlink:type="simple" xlink:actuate="onRequest" xlink:title="Practicals" xlink:href="../../../../Templates/Practicals.ott" meta:date="2015-04-21T04:10:25.866299473"/>
  </office:meta>
</office:document-meta>
</file>